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OUT-DEGREE</text:p>
          </table:table-cell>
          <table:table-cell office:value-type="string" calcext:value-type="string">
            <text:p>IN-DEGRE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g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deg1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deg2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deg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eg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eg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eg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g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g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g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g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g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g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g13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00/00/0000</text:date>, <text:time style:data-style-name="N2" text:time-value="13:39:56.221133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2:25:03.299223856</meta:creation-date>
    <dc:date>2016-04-30T13:42:10.752001628</dc:date>
    <meta:editing-duration>P0D</meta:editing-duration>
    <meta:editing-cycles>2</meta:editing-cycles>
    <meta:generator>LibreOffice/4.2.8.2$Linux_X86_64 LibreOffice_project/420m0$Build-2</meta:generator>
    <dc:creator>Dhruv Shekhawat</dc:creator>
    <meta:document-statistic meta:table-count="1" meta:cell-count="44" meta:object-count="0"/>
  </office:meta>
</office:document-meta>
</file>